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17.189cm" fo:margin-left="0cm" table:align="left" style:writing-mode="lr-tb"/>
    </style:style>
    <style:style style:name="Table5.A" style:family="table-column">
      <style:table-column-properties style:column-width="17.189cm"/>
    </style:style>
    <style:style style:name="Table5.A1" style:family="table-cell">
      <style:table-cell-properties style:vertical-align="top" fo:padding="0.097cm" fo:border="1pt solid #000000"/>
    </style:style>
    <style:style style:name="Table7" style:family="table">
      <style:table-properties style:width="17.189cm" fo:margin-left="0cm" table:align="left" style:writing-mode="lr-tb"/>
    </style:style>
    <style:style style:name="Table7.A" style:family="table-column">
      <style:table-column-properties style:column-width="17.189cm"/>
    </style:style>
    <style:style style:name="Table7.A1" style:family="table-cell">
      <style:table-cell-properties style:vertical-align="top" fo:padding="0.097cm" fo:border="1pt solid #000000"/>
    </style:style>
    <style:style style:name="Table6" style:family="table">
      <style:table-properties style:width="17.189cm" fo:margin-left="0cm" table:align="left" style:writing-mode="lr-tb"/>
    </style:style>
    <style:style style:name="Table6.A" style:family="table-column">
      <style:table-column-properties style:column-width="17.189cm"/>
    </style:style>
    <style:style style:name="Table6.A1" style:family="table-cell">
      <style:table-cell-properties style:vertical-align="top" fo:padding="0.097cm" fo:border="1pt solid #000000"/>
    </style:style>
    <style:style style:name="Table12" style:family="table">
      <style:table-properties style:width="17.189cm" fo:margin-left="0cm" table:align="left" style:writing-mode="lr-tb"/>
    </style:style>
    <style:style style:name="Table12.A" style:family="table-column">
      <style:table-column-properties style:column-width="17.189cm"/>
    </style:style>
    <style:style style:name="Table12.A1" style:family="table-cell">
      <style:table-cell-properties style:vertical-align="top" fo:padding="0.097cm" fo:border="1pt solid #000000"/>
    </style:style>
    <style:style style:name="Table16" style:family="table">
      <style:table-properties style:width="17.189cm" fo:margin-left="0cm" table:align="left" style:writing-mode="lr-tb"/>
    </style:style>
    <style:style style:name="Table16.A" style:family="table-column">
      <style:table-column-properties style:column-width="17.189cm"/>
    </style:style>
    <style:style style:name="Table16.A1" style:family="table-cell">
      <style:table-cell-properties style:vertical-align="top" fo:padding="0.097cm" fo:border="1pt solid #000000"/>
    </style:style>
    <style:style style:name="Table17" style:family="table">
      <style:table-properties style:width="17.189cm" fo:margin-left="0cm" table:align="left" style:writing-mode="lr-tb"/>
    </style:style>
    <style:style style:name="Table17.A" style:family="table-column">
      <style:table-column-properties style:column-width="17.189cm"/>
    </style:style>
    <style:style style:name="Table17.A1" style:family="table-cell">
      <style:table-cell-properties style:vertical-align="top" fo:padding="0.097cm" fo:border="1pt solid #000000"/>
    </style:style>
    <style:style style:name="Table18" style:family="table">
      <style:table-properties style:width="17.189cm" fo:margin-left="0cm" table:align="left" style:writing-mode="lr-tb"/>
    </style:style>
    <style:style style:name="Table18.A" style:family="table-column">
      <style:table-column-properties style:column-width="17.189cm"/>
    </style:style>
    <style:style style:name="Table18.A1" style:family="table-cell">
      <style:table-cell-properties style:vertical-align="top" fo:padding="0.097cm" fo:border="1pt solid #000000"/>
    </style:style>
    <style:style style:name="Table19" style:family="table">
      <style:table-properties style:width="17.189cm" fo:margin-left="0cm" table:align="left" style:writing-mode="lr-tb"/>
    </style:style>
    <style:style style:name="Table19.A" style:family="table-column">
      <style:table-column-properties style:column-width="17.189cm"/>
    </style:style>
    <style:style style:name="Table19.A1" style:family="table-cell">
      <style:table-cell-properties style:vertical-align="top" fo:padding="0.097cm" fo:border="1pt solid #000000"/>
    </style:style>
    <style:style style:name="Table20" style:family="table">
      <style:table-properties style:width="17.189cm" fo:margin-left="0cm" table:align="left" style:writing-mode="lr-tb"/>
    </style:style>
    <style:style style:name="Table20.A" style:family="table-column">
      <style:table-column-properties style:column-width="17.189cm"/>
    </style:style>
    <style:style style:name="Table20.A1" style:family="table-cell">
      <style:table-cell-properties style:vertical-align="top" fo:padding="0.097cm" fo:border="1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Standard">
      <style:text-properties officeooo:paragraph-rsid="0079abe8"/>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font-weight="normal" officeooo:rsid="0080a618" officeooo:paragraph-rsid="0080a618" style:font-style-asian="normal" style:font-weight-asian="normal" style:font-style-complex="normal" style:font-weight-complex="normal"/>
    </style:style>
    <style:style style:name="P5" style:family="paragraph" style:parent-style-name="Text_20_body">
      <style:text-properties officeooo:rsid="00782993" officeooo:paragraph-rsid="00782993"/>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paragraph-rsid="00782993" style:font-weight-asian="bold" style:font-weight-complex="bold"/>
    </style:style>
    <style:style style:name="P8" style:family="paragraph" style:parent-style-name="Text_20_body">
      <style:text-properties fo:font-weight="bold" officeooo:rsid="00782993" style:font-weight-asian="bold" style:font-weight-complex="bold"/>
    </style:style>
    <style:style style:name="P9" style:family="paragraph" style:parent-style-name="Text_20_body">
      <style:text-properties officeooo:paragraph-rsid="0079abe8"/>
    </style:style>
    <style:style style:name="P10" style:family="paragraph" style:parent-style-name="Text_20_body">
      <style:text-properties officeooo:paragraph-rsid="007b85d1"/>
    </style:style>
    <style:style style:name="P11" style:family="paragraph" style:parent-style-name="Text_20_body">
      <style:text-properties style:font-name="Calibri4"/>
    </style:style>
    <style:style style:name="P12" style:family="paragraph" style:parent-style-name="Text_20_body">
      <style:text-properties style:font-name="Calibri4" officeooo:rsid="00782993" officeooo:paragraph-rsid="00782993"/>
    </style:style>
    <style:style style:name="P13" style:family="paragraph" style:parent-style-name="Text_20_body">
      <style:text-properties fo:font-style="italic" fo:font-weight="bold" style:font-style-asian="italic" style:font-weight-asian="bold" style:font-style-complex="italic" style:font-weight-complex="bold"/>
    </style:style>
    <style:style style:name="P14" style:family="paragraph" style:parent-style-name="Text_20_body">
      <style:text-properties fo:font-style="italic" fo:font-weight="bold" officeooo:rsid="007b85d1" officeooo:paragraph-rsid="007b85d1" style:font-style-asian="italic" style:font-weight-asian="bold" style:font-style-complex="italic" style:font-weight-complex="bold"/>
    </style:style>
    <style:style style:name="P15" style:family="paragraph" style:parent-style-name="Text_20_body">
      <style:text-properties officeooo:rsid="007fb8f4"/>
    </style:style>
    <style:style style:name="P16" style:family="paragraph" style:parent-style-name="Standard">
      <style:paragraph-properties fo:line-height="115%" fo:text-align="justify" style:justify-single-word="false" fo:break-before="auto" fo:break-after="auto" style:writing-mode="lr-tb"/>
      <style:text-properties officeooo:paragraph-rsid="00782993"/>
    </style:style>
    <style:style style:name="P17" style:family="paragraph" style:parent-style-name="Standard">
      <style:paragraph-properties fo:line-height="115%" fo:text-align="center" style:justify-single-word="false" fo:break-before="auto" fo:break-after="auto" style:writing-mode="lr-tb"/>
      <style:text-properties officeooo:paragraph-rsid="00782993"/>
    </style:style>
    <style:style style:name="P18" style:family="paragraph" style:parent-style-name="Title">
      <style:paragraph-properties fo:line-height="115%" fo:text-align="center" style:justify-single-word="false" fo:break-before="auto" fo:break-after="auto" style:writing-mode="lr-tb"/>
      <style:text-properties style:font-name="Arial" fo:font-size="24pt" fo:font-weight="bold" officeooo:paragraph-rsid="00782993" style:font-name-asian="Arial" style:font-size-asian="24pt" style:font-weight-asian="bold" style:font-name-complex="Arial" style:font-size-complex="24pt" style:font-weight-complex="bold"/>
    </style:style>
    <style:style style:name="P19"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79abe8" style:font-name-asian="Consolas" style:font-size-asian="10pt" style:font-style-asian="normal" style:font-weight-asian="normal" style:font-name-complex="Consolas" style:font-size-complex="10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782993" style:font-name-asian="Consolas" style:font-size-asian="10pt" style:font-style-asian="normal" style:font-weight-asian="normal" style:font-name-complex="Consolas" style:font-size-complex="10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Consolas" fo:font-size="10pt" fo:font-style="normal" style:text-underline-style="none" fo:font-weight="normal" officeooo:paragraph-rsid="007b85d1" style:font-name-asian="Consolas" style:font-size-asian="10pt" style:font-style-asian="normal" style:font-weight-asian="normal" style:font-name-complex="Consolas" style:font-size-complex="10pt" style:font-style-complex="normal" style:font-weight-complex="normal"/>
    </style:style>
    <style:style style:name="P22" style:family="paragraph" style:parent-style-name="Title">
      <style:paragraph-properties fo:line-height="115%" fo:text-align="center" style:justify-single-word="false" style:writing-mode="lr-tb"/>
      <style:text-properties style:font-name="Arial" fo:font-size="24pt" fo:font-weight="bold" officeooo:paragraph-rsid="00782993" style:font-name-asian="Arial" style:font-size-asian="24pt" style:font-weight-asian="bold" style:font-name-complex="Arial" style:font-size-complex="24pt" style:font-weight-complex="bold"/>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Heading_20_3">
      <style:paragraph-properties fo:margin-top="0.282cm" fo:margin-bottom="0cm" style:contextual-spacing="false" fo:line-height="115%" fo:text-align="justify" style:justify-single-word="false" style:writing-mode="lr-tb"/>
      <style:text-properties officeooo:paragraph-rsid="007b85d1"/>
    </style:style>
    <style:style style:name="P27" style:family="paragraph" style:parent-style-name="Heading_20_2">
      <style:text-properties officeooo:rsid="00782993" officeooo:paragraph-rsid="00782993"/>
    </style:style>
    <style:style style:name="P28" style:family="paragraph" style:parent-style-name="Heading_20_2">
      <style:text-properties style:font-name="Calibri4" officeooo:rsid="00782993" officeooo:paragraph-rsid="00782993"/>
    </style:style>
    <style:style style:name="P29" style:family="paragraph" style:parent-style-name="Heading_20_2" style:list-style-name="">
      <style:text-properties style:font-name="Calibri" fo:font-style="normal" officeooo:rsid="00f83e24" style:font-size-asian="10.5pt" style:font-style-asian="normal" style:font-style-complex="normal"/>
    </style:style>
    <style:style style:name="P30" style:family="paragraph" style:parent-style-name="Heading_20_1">
      <style:text-properties officeooo:rsid="00782993" officeooo:paragraph-rsid="00782993"/>
    </style:style>
    <style:style style:name="P31" style:family="paragraph" style:parent-style-name="Heading_20_1">
      <style:text-properties officeooo:rsid="0079abe8" officeooo:paragraph-rsid="0079abe8"/>
    </style:style>
    <style:style style:name="P32" style:family="paragraph" style:parent-style-name="Heading_20_1">
      <style:text-properties officeooo:rsid="007e8a55" officeooo:paragraph-rsid="007e8a55"/>
    </style:style>
    <style:style style:name="P33" style:family="paragraph" style:parent-style-name="Text_20_body" style:list-style-name="L1">
      <style:text-properties officeooo:rsid="00782993" officeooo:paragraph-rsid="00782993"/>
    </style:style>
    <style:style style:name="P34" style:family="paragraph" style:parent-style-name="Text_20_body" style:list-style-name="L2">
      <style:text-properties officeooo:rsid="00782993" officeooo:paragraph-rsid="00782993"/>
    </style:style>
    <style:style style:name="P35" style:family="paragraph" style:parent-style-name="Text_20_body" style:list-style-name="L3">
      <style:text-properties officeooo:paragraph-rsid="00782993"/>
    </style:style>
    <style:style style:name="P36" style:family="paragraph" style:parent-style-name="Text_20_body" style:list-style-name="L4"/>
    <style:style style:name="P37" style:family="paragraph" style:parent-style-name="Text_20_body" style:list-style-name="L4">
      <style:text-properties officeooo:paragraph-rsid="00782993"/>
    </style:style>
    <style:style style:name="P38" style:family="paragraph" style:parent-style-name="Text_20_body" style:list-style-name="L5"/>
    <style:style style:name="P39" style:family="paragraph" style:parent-style-name="Text_20_body"/>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text-properties officeooo:paragraph-rsid="0030c3fa"/>
    </style:style>
    <style:style style:name="P43" style:family="paragraph" style:parent-style-name="Text_20_body" style:list-style-name="L8">
      <style:text-properties fo:font-style="normal" fo:font-weight="normal" style:font-style-asian="normal" style:font-weight-asian="normal" style:font-style-complex="normal" style:font-weight-complex="normal"/>
    </style:style>
    <style:style style:name="P44" style:family="paragraph" style:parent-style-name="Text_20_body" style:list-style-name="L8">
      <style:text-properties fo:font-style="normal" fo:font-weight="normal" officeooo:paragraph-rsid="0083c7d9" style:font-style-asian="normal" style:font-weight-asian="normal" style:font-style-complex="normal" style:font-weight-complex="normal"/>
    </style:style>
    <style:style style:name="P45" style:family="paragraph" style:parent-style-name="Text_20_body" style:list-style-name="L8">
      <style:text-properties fo:font-style="normal" fo:font-weight="normal" officeooo:paragraph-rsid="00847737" style:font-style-asian="normal" style:font-weight-asian="normal" style:font-style-complex="normal" style:font-weight-complex="normal"/>
    </style:style>
    <style:style style:name="P46" style:family="paragraph" style:parent-style-name="Text_20_body" style:list-style-name="L8">
      <style:text-properties fo:font-style="normal" fo:font-weight="normal" officeooo:paragraph-rsid="00842478" style:font-style-asian="normal" style:font-weight-asian="normal" style:font-style-complex="normal" style:font-weight-complex="normal"/>
    </style:style>
    <style:style style:name="P47" style:family="paragraph" style:parent-style-name="Text_20_body" style:list-style-name="L8">
      <style:text-properties officeooo:rsid="0080a618" officeooo:paragraph-rsid="0080a618"/>
    </style:style>
    <style:style style:name="P48" style:family="paragraph" style:parent-style-name="Text_20_body">
      <style:paragraph-properties fo:break-before="auto" fo:break-after="auto"/>
    </style:style>
    <style:style style:name="T1" style:family="text">
      <style:text-properties fo:font-style="italic" style:font-style-asian="italic" style:font-style-complex="italic"/>
    </style:style>
    <style:style style:name="T2" style:family="text">
      <style:text-properties fo:font-style="italic" officeooo:rsid="0080a618" style:font-style-asian="italic" style:font-style-complex="italic"/>
    </style:style>
    <style:style style:name="T3" style:family="text">
      <style:text-properties fo:font-style="italic" officeooo:rsid="001a3fe0"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80a618"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d54c2" style:font-style-asian="normal" style:font-weight-asian="normal" style:font-style-complex="normal" style:font-weight-complex="normal"/>
    </style:style>
    <style:style style:name="T8" style:family="text">
      <style:text-properties fo:font-style="normal" fo:font-weight="normal" officeooo:rsid="0080a618" style:font-style-asian="normal" style:font-weight-asian="normal" style:font-style-complex="normal" style:font-weight-complex="normal"/>
    </style:style>
    <style:style style:name="T9" style:family="text">
      <style:text-properties fo:font-style="normal" fo:font-weight="normal" officeooo:rsid="008153d3" style:font-style-asian="normal" style:font-weight-asian="normal" style:font-style-complex="normal" style:font-weight-complex="normal"/>
    </style:style>
    <style:style style:name="T10" style:family="text">
      <style:text-properties officeooo:rsid="00196f99"/>
    </style:style>
    <style:style style:name="T11" style:family="text">
      <style:text-properties officeooo:rsid="001a3fe0"/>
    </style:style>
    <style:style style:name="T12" style:family="text">
      <style:text-properties officeooo:rsid="002012ec"/>
    </style:style>
    <style:style style:name="T13" style:family="text">
      <style:text-properties officeooo:rsid="00315941"/>
    </style:style>
    <style:style style:name="T14" style:family="text">
      <style:text-properties officeooo:rsid="00716ebb"/>
    </style:style>
    <style:style style:name="T15" style:family="text">
      <style:text-properties fo:color="#1155cc" style:text-underline-style="solid" style:text-underline-width="auto" style:text-underline-color="font-color"/>
    </style:style>
    <style:style style:name="T16" style:family="text">
      <style:text-properties style:font-name="Calibri4"/>
    </style:style>
    <style:style style:name="T17" style:family="text">
      <style:text-properties style:font-name="Calibri4" officeooo:rsid="00782993"/>
    </style:style>
    <style:style style:name="T18" style:family="text">
      <style:text-properties style:font-name="Consolas" style:font-name-asian="Consolas" style:font-name-complex="Consolas"/>
    </style:style>
    <style:style style:name="T19" style:family="text">
      <style:text-properties officeooo:rsid="007b85d1"/>
    </style:style>
    <style:style style:name="T20" style:family="text">
      <style:text-properties officeooo:rsid="0080a618"/>
    </style:style>
    <style:style style:name="T21" style:family="text">
      <style:text-properties officeooo:rsid="008190b6"/>
    </style:style>
    <style:style style:name="T22" style:family="text">
      <style:text-properties officeooo:rsid="00782993"/>
    </style:style>
    <style:style style:name="T23" style:family="text">
      <style:text-properties officeooo:rsid="008540f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2">KIARA Advanced Middleware</text:p>
      <text:p text:style-name="P18"><text:bookmark text:name="h.o9kswb1rs2ki"/>Installation Manual</text:p>
      <text:p text:style-name="P17"/>
      <text:p text:style-name="P17">Version 0.1.<text:span text:style-name="T23">1</text:span> </text:p>
      <text:p text:style-name="P16"/>
      <text:p text:style-name="P8">License</text:p>
      <text:p text:style-name="P15">KIARA and all the related software are licensed under the terms described in the LGPLv3_LICENSE file included within this distribu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4"><text:a xlink:type="simple" xlink:href="#__RefHeading__7518_1713638472" text:style-name="Index_20_Link" text:visited-style-name="Index_20_Link"><text:s/>1 Introduction<text:tab/>3</text:a></text:p>
          <text:p text:style-name="P24"><text:a xlink:type="simple" xlink:href="#__RefHeading__7520_1713638472" text:style-name="Index_20_Link" text:visited-style-name="Index_20_Link"><text:s/>2 Basic Requirements<text:tab/>4</text:a></text:p>
          <text:p text:style-name="P25"><text:a xlink:type="simple" xlink:href="#__RefHeading__7522_1713638472" text:style-name="Index_20_Link" text:visited-style-name="Index_20_Link"><text:s/>2.1 Hardware Requirements<text:tab/>4</text:a></text:p>
          <text:p text:style-name="P25"><text:a xlink:type="simple" xlink:href="#__RefHeading__7524_1713638472" text:style-name="Index_20_Link" text:visited-style-name="Index_20_Link"><text:s/>2.2 Software Requirements<text:tab/>4</text:a></text:p>
          <text:p text:style-name="P25"><text:a xlink:type="simple" xlink:href="#__RefHeading__7526_1713638472" text:style-name="Index_20_Link" text:visited-style-name="Index_20_Link"><text:s/>2.3 Installation of the Java JDK<text:tab/>4</text:a></text:p>
          <text:p text:style-name="P24"><text:a xlink:type="simple" xlink:href="#__RefHeading__7528_1713638472" text:style-name="Index_20_Link" text:visited-style-name="Index_20_Link"><text:s/>3 Build Tools<text:tab/>5</text:a></text:p>
          <text:p text:style-name="P25"><text:a xlink:type="simple" xlink:href="#__RefHeading__7530_1713638472" text:style-name="Index_20_Link" text:visited-style-name="Index_20_Link"><text:s/>3.1 Gradle<text:tab/>5</text:a></text:p>
          <text:p text:style-name="P25"><text:a xlink:type="simple" xlink:href="#__RefHeading__7532_1713638472" text:style-name="Index_20_Link" text:visited-style-name="Index_20_Link"><text:s/>3.2 Maven<text:tab/>6</text:a></text:p>
          <text:p text:style-name="P25"><text:a xlink:type="simple" xlink:href="#__RefHeading__7538_1713638472" text:style-name="Index_20_Link" text:visited-style-name="Index_20_Link"><text:s/>3.3 Integraded Development Environments (IDE)<text:tab/>7</text:a></text:p>
          <text:p text:style-name="P24"><text:a xlink:type="simple" xlink:href="#__RefHeading__10192_1732757550" text:style-name="Index_20_Link" text:visited-style-name="Index_20_Link"><text:s/>4 KIARA Components<text:tab/>8</text:a></text:p>
        </text:index-body>
      </text:table-of-content>
      <text:h text:style-name="P30" text:outline-level="1"><text:bookmark-start text:name="__RefHeading__7518_1713638472"/>Introduction<text:bookmark-end text:name="__RefHeading__7518_1713638472"/></text:h>
      <text:p text:style-name="P5">KIARA Advanced Middleware is a Java-based communication middleware for modern, efficient and secure applications. It is an implementation of the FIWARE Advanced Middleware Generic Enabler. </text:p>
      <text:p text:style-name="P5">This first release focuses on the basic features of RPC communication:</text:p>
      <text:list xml:id="list6725872459732730006" text:style-name="L1">
        <text:list-item>
          <text:p text:style-name="P33">Modern Interface Definition Language (IDL) with a syntax based on the Corba IDL</text:p>
        </text:list-item>
        <text:list-item>
          <text:p text:style-name="P33">Easy to use and extensible Application Programmer Interface (API)</text:p>
        </text:list-item>
        <text:list-item>
          <text:p text:style-name="P33">IDL derived operation mode providing Stubs and Skeletons for RPC Client/Server implementations.</text:p>
        </text:list-item>
        <text:list-item>
          <text:p text:style-name="P33">Synchronous and Asynchronous function calls</text:p>
        </text:list-item>
      </text:list>
      <text:p text:style-name="P5">Later versions will include additional features like:</text:p>
      <text:list xml:id="list3006048365672016371" text:style-name="L2">
        <text:list-item>
          <text:p text:style-name="P34">Application derived and Mapped operation mode providing dynamic declaration of functions and data type mapping</text:p>
        </text:list-item>
        <text:list-item>
          <text:p text:style-name="P34">Advanced security features like field encryption and authentication</text:p>
        </text:list-item>
        <text:list-item>
          <text:p text:style-name="P34">Additional communication patterns like publish/subscribe</text:p>
        </text:list-item>
      </text:list>
      <text:p text:style-name="P5">KIARA Advanced Middleware is essentially a library which is incorporated into the developed applications, the requirements are rather minimal. In particular it requires no service running in the background.</text:p>
      <text:h text:style-name="P30" text:outline-level="1"><text:bookmark-start text:name="__RefHeading__7520_1713638472"/>Basic <text:span text:style-name="T21">R</text:span>equirements<text:bookmark-end text:name="__RefHeading__7520_1713638472"/></text:h>
      <text:p text:style-name="P5">This section describes the basic requirements of KIARA Advanced Middleware and how to install them.</text:p>
      <text:h text:style-name="P27" text:outline-level="2"><text:bookmark-start text:name="__RefHeading__7522_1713638472"/>Hardware <text:span text:style-name="T21">R</text:span>equirements<text:bookmark-end text:name="__RefHeading__7522_1713638472"/></text:h>
      <text:p text:style-name="P11">The hardware requirements depend on the application to be developed. Any hardware running Java JRE/JDK 7+ is supported.</text:p>
      <text:p text:style-name="Text_20_body"><text:span text:style-name="T16">This </text:span><text:a xlink:type="simple" xlink:href="http://docs.oracle.com/javase/8/docs/technotes/guides/install/windows_system_requirements.html">Oracle</text:a><text:a xlink:type="simple" xlink:href="http://docs.oracle.com/javase/8/docs/technotes/guides/install/windows_system_requirements.html"> </text:a><text:a xlink:type="simple" xlink:href="http://docs.oracle.com/javase/8/docs/technotes/guides/install/windows_system_requirements.html">JDK</text:a><text:a xlink:type="simple" xlink:href="http://docs.oracle.com/javase/8/docs/technotes/guides/install/windows_system_requirements.html"> </text:a><text:a xlink:type="simple" xlink:href="http://docs.oracle.com/javase/8/docs/technotes/guides/install/windows_system_requirements.html">Webpage</text:a><text:span text:style-name="T16"> provides specific minimal hardware requirements (Disk, Memory, CPU).</text:span></text:p>
      <text:h text:style-name="P28" text:outline-level="2"><text:bookmark-start text:name="__RefHeading__7524_1713638472"/>Software Requirements<text:bookmark-end text:name="__RefHeading__7524_1713638472"/></text:h>
      <text:p text:style-name="P6">Runtime Systems:</text:p>
      <text:list xml:id="list603303334476907293" text:style-name="L3">
        <text:list-item>
          <text:p text:style-name="P35">Any Java SE JRE 7+ distribution (<text:a xlink:type="simple" xlink:href="http://openjdk.java.net/"><text:span text:style-name="T15">OpenJDK</text:span></text:a>, <text:a xlink:type="simple" xlink:href="http://www.oracle.com/technetwork/java/javase/downloads/index.html">Oracle</text:a><text:a xlink:type="simple" xlink:href="http://www.oracle.com/technetwork/java/javase/downloads/index.html"> </text:a><text:a xlink:type="simple" xlink:href="http://www.oracle.com/technetwork/java/javase/downloads/index.html">Java</text:a><text:a xlink:type="simple" xlink:href="http://www.oracle.com/technetwork/java/javase/downloads/index.html"> </text:a><text:a xlink:type="simple" xlink:href="http://www.oracle.com/technetwork/java/javase/downloads/index.html">SE</text:a> or <text:a xlink:type="simple" xlink:href="http://www.ibm.com/developerworks/java/jdk/">IBM</text:a><text:a xlink:type="simple" xlink:href="http://www.ibm.com/developerworks/java/jdk/"> </text:a><text:a xlink:type="simple" xlink:href="http://www.ibm.com/developerworks/java/jdk/">Java</text:a><text:a xlink:type="simple" xlink:href="http://www.ibm.com/developerworks/java/jdk/"> </text:a><text:a xlink:type="simple" xlink:href="http://www.ibm.com/developerworks/java/jdk/">SDK</text:a>)</text:p>
        </text:list-item>
      </text:list>
      <text:p text:style-name="P7"><text:bookmark text:name="h.839prtfhrmu8"/>Development Systems:</text:p>
      <text:list xml:id="list8685924449948449785" text:style-name="L4">
        <text:list-item>
          <text:p text:style-name="P36">Any Java SE JDK 7+ distribution (<text:a xlink:type="simple" xlink:href="http://openjdk.java.net/"><text:span text:style-name="T15">OpenJDK</text:span></text:a>, <text:a xlink:type="simple" xlink:href="http://www.oracle.com/technetwork/java/javase/downloads/index.html">Oracle</text:a><text:a xlink:type="simple" xlink:href="http://www.oracle.com/technetwork/java/javase/downloads/index.html"> </text:a><text:a xlink:type="simple" xlink:href="http://www.oracle.com/technetwork/java/javase/downloads/index.html">Java</text:a><text:a xlink:type="simple" xlink:href="http://www.oracle.com/technetwork/java/javase/downloads/index.html"> </text:a><text:a xlink:type="simple" xlink:href="http://www.oracle.com/technetwork/java/javase/downloads/index.html">SE</text:a> or <text:a xlink:type="simple" xlink:href="http://www.ibm.com/developerworks/java/jdk/">IBM</text:a><text:a xlink:type="simple" xlink:href="http://www.ibm.com/developerworks/java/jdk/"> </text:a><text:a xlink:type="simple" xlink:href="http://www.ibm.com/developerworks/java/jdk/">Java</text:a><text:a xlink:type="simple" xlink:href="http://www.ibm.com/developerworks/java/jdk/"> </text:a><text:a xlink:type="simple" xlink:href="http://www.ibm.com/developerworks/java/jdk/">SDK</text:a>)</text:p>
        </text:list-item>
        <text:list-item>
          <text:p text:style-name="P37">Build Tools (gradle or maven) and/or IDE (Eclipse, IntelliJ IDEA, Netbeans, …)</text:p>
        </text:list-item>
      </text:list>
      <text:p text:style-name="P6"><text:bookmark text:name="h.2kb88y8p0e9r"/>Operating System support:</text:p>
      <text:p text:style-name="Text_20_body">Any Operating system running Java JRE/JDK 7+ is supported. <text:span text:style-name="T17">KIARA is tested on Windows (7), Linux (Ubuntu 14.04/Fedora 19) and OS X (10.9/10.10).</text:span></text:p>
      <text:h text:style-name="P28" text:outline-level="2"><text:bookmark-start text:name="__RefHeading__7526_1713638472"/>Installation of the Java JDK<text:bookmark-end text:name="__RefHeading__7526_1713638472"/></text:h>
      <text:p text:style-name="Text_20_body">Please follow the installation instructions of the respective Java distribution:</text:p>
      <text:list xml:id="list2540483592957893697" text:style-name="L5">
        <text:list-item>
          <text:p text:style-name="P38"><text:a xlink:type="simple" xlink:href="http://openjdk.java.net/install/"><text:span text:style-name="T15">OpenJDK</text:span></text:a> (Default on most Linux-Systems)</text:p>
        </text:list-item>
        <text:list-item>
          <text:p text:style-name="P38"><text:a xlink:type="simple" xlink:href="http://docs.oracle.com/javase/8/docs/technotes/guides/install">Oracle</text:a><text:a xlink:type="simple" xlink:href="http://docs.oracle.com/javase/8/docs/technotes/guides/install"> </text:a><text:a xlink:type="simple" xlink:href="http://docs.oracle.com/javase/8/docs/technotes/guides/install">Java</text:a><text:a xlink:type="simple" xlink:href="http://docs.oracle.com/javase/8/docs/technotes/guides/install"> </text:a><text:a xlink:type="simple" xlink:href="http://docs.oracle.com/javase/8/docs/technotes/guides/install">SE</text:a><text:a xlink:type="simple" xlink:href="http://docs.oracle.com/javase/8/docs/technotes/guides/install"> </text:a><text:a xlink:type="simple" xlink:href="http://docs.oracle.com/javase/8/docs/technotes/guides/install">JDK</text:a> (Linux, Windows, OS X, Solaris)</text:p>
        </text:list-item>
        <text:list-item>
          <text:p text:style-name="P38"><text:a xlink:type="simple" xlink:href="http://www-01.ibm.com/support/knowledgecenter/#!/SSYKE2_7.0.0/welcome/welcome_javasdk_version71.html">IBM</text:a><text:a xlink:type="simple" xlink:href="http://www-01.ibm.com/support/knowledgecenter/#!/SSYKE2_7.0.0/welcome/welcome_javasdk_version71.html"> </text:a><text:a xlink:type="simple" xlink:href="http://www-01.ibm.com/support/knowledgecenter/#!/SSYKE2_7.0.0/welcome/welcome_javasdk_version71.html">Java</text:a><text:a xlink:type="simple" xlink:href="http://www-01.ibm.com/support/knowledgecenter/#!/SSYKE2_7.0.0/welcome/welcome_javasdk_version71.html"> </text:a><text:a xlink:type="simple" xlink:href="http://www-01.ibm.com/support/knowledgecenter/#!/SSYKE2_7.0.0/welcome/welcome_javasdk_version71.html">SE</text:a><text:a xlink:type="simple" xlink:href="http://www-01.ibm.com/support/knowledgecenter/#!/SSYKE2_7.0.0/welcome/welcome_javasdk_version71.html"> </text:a><text:a xlink:type="simple" xlink:href="http://www-01.ibm.com/support/knowledgecenter/#!/SSYKE2_7.0.0/welcome/welcome_javasdk_version71.html">JDK</text:a> (Linux, Windows, AIX, z/OS) </text:p>
        </text:list-item>
      </text:list>
      <text:p text:style-name="P11">To verify that the installation is correct please open a terminal/shell/command line interface (cmd.exe, sh/bash/zsh) and check, that the java command is executable:</text:p>
      <table:table table:name="Table5" table:style-name="Table5">
        <table:table-column table:style-name="Table5.A"/>
        <table:table-row>
          <table:table-cell table:style-name="Table5.A1" office:value-type="string">
            <text:p text:style-name="P20">$ java -version</text:p>
            <text:p text:style-name="P20">java version "1.7.0_65"</text:p>
            <text:p text:style-name="P20">OpenJDK Runtime Environment (IcedTea 2.5.3) (7u71-2.5.3-0ubuntu0.14.04.1)</text:p>
            <text:p text:style-name="P20">OpenJDK 64-Bit Server VM (build 24.65-b04, mixed mode)</text:p>
          </table:table-cell>
        </table:table-row>
      </table:table>
      <text:p text:style-name="P5"/>
      <text:p text:style-name="P12">If the java command is not found, please make sure, that the &lt;java_home&gt;/bin directory is in your PATH environment variable and the JAVA_HOME environment variable is set (see troubleshooting instructions on the Oracle Website).</text:p>
      <text:h text:style-name="P31" text:outline-level="1"><text:bookmark-start text:name="__RefHeading__7528_1713638472"/>Build Tools<text:bookmark-end text:name="__RefHeading__7528_1713638472"/></text:h>
      <text:p text:style-name="Text_20_body">On development systems developers should use a build tool to compile, test, package and deploy applications. In the Java (JVM) world the most commonly used tools are <text:a xlink:type="simple" xlink:href="http://www.gradle.org/"><text:span text:style-name="T15">Gradle</text:span></text:a> and <text:a xlink:type="simple" xlink:href="http://maven.apache.org/"><text:span text:style-name="T15">Maven</text:span></text:a>. An alternative approach is to use the built in build-management of IDEs like Eclipse, IntelliJ IDEA or Netbeans.</text:p>
      <text:p text:style-name="P9">In the following section covers the Installation of these tools.</text:p>
      <text:h text:style-name="Heading_20_2" text:outline-level="2"><text:bookmark-start text:name="__RefHeading__7530_1713638472"/><text:bookmark text:name="h.qjy6hzwescx7"/>Gradle<text:bookmark-end text:name="__RefHeading__7530_1713638472"/></text:h>
      <text:p text:style-name="Text_20_body"><text:a xlink:type="simple" xlink:href="http://www.gradle.org/"><text:span text:style-name="T15">Gradle</text:span></text:a> is the newest and most flexible build tool for Java. It provides very good and detailed <text:a xlink:type="simple" xlink:href="http://www.gradle.org/documentation"><text:span text:style-name="T15">documentation</text:span></text:a> and <text:a xlink:type="simple" xlink:href="http://www.gradle.org/docs/current/userguide/tutorials.html"><text:span text:style-name="T15">tutorials</text:span></text:a> to get developers started. Official installation instructions are <text:a xlink:type="simple" xlink:href="http://www.gradle.org/docs/current/userguide/installation.html"><text:span text:style-name="T15">here</text:span></text:a>.</text:p>
      <text:p text:style-name="P9">The official way to install Gradle is to <text:a xlink:type="simple" xlink:href="http://www.gradle.org/downloads"><text:span text:style-name="T15">download</text:span></text:a> and unpack the binary ZIP file to a common directory, set the environment variable <text:span text:style-name="T18">GRADLE_HOME</text:span> and add the bin directory to your <text:span text:style-name="T18">PATH</text:span> environment variable.</text:p>
      <text:p text:style-name="P13"><text:bookmark text:name="h.mjoa0h5jvv9o"/>Unix (Linux / OS X / Solaris / FreeBSD) manual installation:</text:p>
      <text:p text:style-name="Text_20_body">Download newest <text:span text:style-name="T18">gradle-x.x.x-all.zip</text:span> from <text:a xlink:type="simple" xlink:href="http://www.gradle.org/downloads">http</text:a><text:a xlink:type="simple" xlink:href="http://www.gradle.org/downloads">://</text:a><text:a xlink:type="simple" xlink:href="http://www.gradle.org/downloads">www</text:a><text:a xlink:type="simple" xlink:href="http://www.gradle.org/downloads">.</text:a><text:a xlink:type="simple" xlink:href="http://www.gradle.org/downloads">gradle</text:a><text:a xlink:type="simple" xlink:href="http://www.gradle.org/downloads">.</text:a><text:a xlink:type="simple" xlink:href="http://www.gradle.org/downloads">org</text:a><text:a xlink:type="simple" xlink:href="http://www.gradle.org/downloads">/</text:a><text:a xlink:type="simple" xlink:href="http://www.gradle.org/downloads">downloads</text:a>.</text:p>
      <text:p text:style-name="Text_20_body">Open shell:</text:p>
      <table:table table:name="Table7" table:style-name="Table7">
        <table:table-column table:style-name="Table7.A"/>
        <table:table-row>
          <table:table-cell table:style-name="Table7.A1" office:value-type="string">
            <text:p text:style-name="P19">$ sudo unzip ~/gradle-x.x.x-all.zip -d /usr/share/</text:p>
            <text:p text:style-name="P19">$ sudo ln -s gradle-x.x.x /usr/share/gradle</text:p>
          </table:table-cell>
        </table:table-row>
      </table:table>
      <text:p text:style-name="Text_20_body"/>
      <text:p text:style-name="Text_20_body">Open ~/.profile (single user) or /etc/profile (all users) and add the following lines:</text:p>
      <table:table table:name="Table6" table:style-name="Table6">
        <table:table-column table:style-name="Table6.A"/>
        <table:table-row>
          <table:table-cell table:style-name="Table6.A1" office:value-type="string">
            <text:p text:style-name="P19">export GRADLE_HOME=/usr/share/gradle</text:p>
            <text:p text:style-name="P19">export PATH=$PATH:$GRADLE_HOME/bin</text:p>
          </table:table-cell>
        </table:table-row>
      </table:table>
      <text:h text:style-name="Text_20_body" text:outline-level="10" text:is-list-header="true"/>
      <text:p text:style-name="P13">Unix (Linux / OS X / Solaris / FreeBSD) installation using gvm:</text:p>
      <text:p text:style-name="Text_20_body">An alternative and simpler option to install gradle for a single user is to use the <text:a xlink:type="simple" xlink:href="http://gvmtool.net/">Groovy</text:a><text:a xlink:type="simple" xlink:href="http://gvmtool.net/"> </text:a><text:a xlink:type="simple" xlink:href="http://gvmtool.net/">enVironment</text:a><text:a xlink:type="simple" xlink:href="http://gvmtool.net/"> </text:a><text:a xlink:type="simple" xlink:href="http://gvmtool.net/">Manager</text:a><text:a xlink:type="simple" xlink:href="http://gvmtool.net/"> (</text:a><text:a xlink:type="simple" xlink:href="http://gvmtool.net/">gvm</text:a><text:a xlink:type="simple" xlink:href="http://gvmtool.net/">)</text:a> to install and update Gradle. You need the commands/packages <text:span text:style-name="T18">curl</text:span> and <text:span text:style-name="T18">unzip</text:span> to be installed on your system.</text:p>
      <text:p text:style-name="Text_20_body">Open shell:</text:p>
      <table:table table:name="Table12" table:style-name="Table12">
        <table:table-column table:style-name="Table12.A"/>
        <table:table-row>
          <table:table-cell table:style-name="Table12.A1" office:value-type="string">
            <text:p text:style-name="P19">$ curl -s get.gvmtool.net | bash</text:p>
            <text:p text:style-name="P19">… follow instructions</text:p>
            <text:p text:style-name="P19">$ gvm install gradle</text:p>
          </table:table-cell>
        </table:table-row>
      </table:table>
      <text:p text:style-name="P2"/>
      <text:p text:style-name="P9">See <text:span text:style-name="T18">gvm help</text:span> to get more infos about other options of gvm, like updating or switching between different versions. </text:p>
      <text:p text:style-name="P13"><text:bookmark text:name="h.mik1q352dny4"/>Windows installation:</text:p>
      <text:p text:style-name="Text_20_body">Download newest <text:span text:style-name="T18">gradle-x.x.x-all.zip</text:span> from <text:a xlink:type="simple" xlink:href="http://www.gradle.org/downloads">http</text:a><text:a xlink:type="simple" xlink:href="http://www.gradle.org/downloads">://</text:a><text:a xlink:type="simple" xlink:href="http://www.gradle.org/downloads">www</text:a><text:a xlink:type="simple" xlink:href="http://www.gradle.org/downloads">.</text:a><text:a xlink:type="simple" xlink:href="http://www.gradle.org/downloads">gradle</text:a><text:a xlink:type="simple" xlink:href="http://www.gradle.org/downloads">.</text:a><text:a xlink:type="simple" xlink:href="http://www.gradle.org/downloads">org</text:a><text:a xlink:type="simple" xlink:href="http://www.gradle.org/downloads">/</text:a><text:a xlink:type="simple" xlink:href="http://www.gradle.org/downloads">downloads</text:a>.</text:p>
      <text:p text:style-name="Text_20_body">Open CLI (cmd.exe)</text:p>
      <text:p text:style-name="P2"/>
      <table:table table:name="Table16" table:style-name="Table16">
        <table:table-column table:style-name="Table16.A"/>
        <text:soft-page-break/>
        <table:table-row>
          <table:table-cell table:style-name="Table16.A1" office:value-type="string">
            <text:p text:style-name="P19">&gt; unzip ~\Download\gradle-x.x.x-all.zip -d “C:\Program Files”</text:p>
            <text:p text:style-name="P19">&gt; setx GRADLE_HOME “C:\Program Files\gradle-x.x.x” /M</text:p>
            <text:p text:style-name="P19">&gt; setx PATH “%PATH%;%GRADLE_HOME%\bin” /M</text:p>
          </table:table-cell>
        </table:table-row>
      </table:table>
      <text:p text:style-name="P2"/>
      <text:p text:style-name="Text_20_body">/M sets the value on a machine level, which means for all users.</text:p>
      <text:p text:style-name="P9">The values are stored permanently and will be available in any <text:span text:style-name="T1">new cmd.exe session</text:span>.</text:p>
      <text:p text:style-name="P13"><text:bookmark text:name="h.8jo604i8bksb"/>Verify installation:</text:p>
      <text:p text:style-name="Text_20_body">Open a <text:span text:style-name="T1">new shell or cmd.exe session</text:span> and test if gradle is available:</text:p>
      <table:table table:name="Table17" table:style-name="Table17">
        <table:table-column table:style-name="Table17.A"/>
        <table:table-row>
          <table:table-cell table:style-name="Table17.A1" office:value-type="string">
            <text:p text:style-name="P19">$ gradle -v</text:p>
            <text:p text:style-name="P19">------------------------------------------------------------</text:p>
            <text:p text:style-name="P19">Gradle 2.2.1</text:p>
            <text:p text:style-name="P19">------------------------------------------------------------</text:p>
            <text:p text:style-name="P19"/>
            <text:p text:style-name="P19">Build time: <text:s text:c="2"/>2014-11-24 09:45:35 UTC</text:p>
            <text:p text:style-name="P19">Build number: none</text:p>
            <text:p text:style-name="P19">Revision: <text:s text:c="4"/>6fcb59c06f43a4e6b1bcb401f7686a8601a1fb4a</text:p>
            <text:p text:style-name="P19"/>
            <text:p text:style-name="P19">Groovy: <text:s text:c="6"/>2.3.6</text:p>
            <text:p text:style-name="P19">Ant: <text:s text:c="9"/>Apache Ant(TM) version 1.9.3 compiled on December 23 2013</text:p>
            <text:p text:style-name="P19">JVM: <text:s text:c="9"/>1.7.0_65 (Oracle Corporation 24.65-b04)</text:p>
            <text:p text:style-name="P19">OS: <text:s text:c="10"/>Linux 3.13.0-34-generic amd64</text:p>
          </table:table-cell>
        </table:table-row>
      </table:table>
      <text:h text:style-name="Text_20_body" text:outline-level="10" text:is-list-header="true"/>
      <text:h text:style-name="Heading_20_2" text:outline-level="2"><text:bookmark-start text:name="__RefHeading__7532_1713638472"/>Maven<text:bookmark-end text:name="__RefHeading__7532_1713638472"/></text:h>
      <text:p text:style-name="Text_20_body"><text:a xlink:type="simple" xlink:href="http://maven.apache.org/"><text:span text:style-name="T15">Maven</text:span></text:a> is a very common build tool in the Java/JVM world and is very well known for its dependency management and it<text:span text:style-name="T19">s</text:span> central artifact repository (<text:a xlink:type="simple" xlink:href="http://search.maven.org/"><text:span text:style-name="T15">mavencentral</text:span></text:a>). Find the documentation and tutorials on the <text:a xlink:type="simple" xlink:href="http://maven.apache.org/">main</text:a><text:a xlink:type="simple" xlink:href="http://maven.apache.org/"> </text:a><text:a xlink:type="simple" xlink:href="http://maven.apache.org/">page</text:a>. Installation instructions and downloads are <text:a xlink:type="simple" xlink:href="http://maven.apache.org/download.cgi"><text:span text:style-name="T15">here</text:span></text:a>.</text:p>
      <text:p text:style-name="P10">The official way to install Maven is to <text:a xlink:type="simple" xlink:href="http://maven.apache.org/download.cgi"><text:span text:style-name="T15">download</text:span></text:a> and unpack the binary ZIP file to a common directory, set the environment variable <text:span text:style-name="T18">M2_HOME</text:span> and add the bin directory to your <text:span text:style-name="T18">PATH</text:span> environment variable.</text:p>
      <text:p text:style-name="P14"><text:bookmark text:name="h.bm36h7dppbv8"/>Unix (Linux / OS X / Solaris / FreeBSD) manual installation:</text:p>
      <text:p text:style-name="Text_20_body">Download newest <text:span text:style-name="T18">apache-maven-x.x.x-bin.zip</text:span> from <text:span text:style-name="T19">the official apache website, which can be accessed from the following link:</text:span> <text:a xlink:type="simple" xlink:href="http://maven.apache.org/download.cgi">http</text:a><text:a xlink:type="simple" xlink:href="http://maven.apache.org/download.cgi">://</text:a><text:a xlink:type="simple" xlink:href="http://maven.apache.org/download.cgi">maven</text:a><text:a xlink:type="simple" xlink:href="http://maven.apache.org/download.cgi">.</text:a><text:a xlink:type="simple" xlink:href="http://maven.apache.org/download.cgi">apache</text:a><text:a xlink:type="simple" xlink:href="http://maven.apache.org/download.cgi">.</text:a><text:a xlink:type="simple" xlink:href="http://maven.apache.org/download.cgi">org</text:a><text:a xlink:type="simple" xlink:href="http://maven.apache.org/download.cgi">/</text:a><text:a xlink:type="simple" xlink:href="http://maven.apache.org/download.cgi">download</text:a><text:a xlink:type="simple" xlink:href="http://maven.apache.org/download.cgi">.</text:a><text:a xlink:type="simple" xlink:href="http://maven.apache.org/download.cgi">cgi</text:a>.</text:p>
      <text:p text:style-name="Text_20_body">Open shell:</text:p>
      <table:table table:name="Table18" table:style-name="Table18">
        <table:table-column table:style-name="Table18.A"/>
        <table:table-row>
          <table:table-cell table:style-name="Table18.A1" office:value-type="string">
            <text:p text:style-name="P21">$ sudo unzip ~/apache-maven-x.x.x-bin.zip -d /usr/share/</text:p>
            <text:p text:style-name="P21">$ sudo ln -s apache-maven-x.x.x /usr/share/maven</text:p>
          </table:table-cell>
        </table:table-row>
      </table:table>
      <text:p text:style-name="Text_20_body"/>
      <text:p text:style-name="Text_20_body">Open ~/.profile (single user) or /etc/profile (all users) and add the following lines:</text:p>
      <table:table table:name="Table19" table:style-name="Table19">
        <table:table-column table:style-name="Table19.A"/>
        <table:table-row>
          <table:table-cell table:style-name="Table19.A1" office:value-type="string">
            <text:p text:style-name="P21">export M2_HOME=/usr/share/maven</text:p>
            <text:p text:style-name="P21">export PATH=$PATH:$M2_HOME/bin</text:p>
          </table:table-cell>
        </table:table-row>
      </table:table>
      <text:h text:style-name="P48" text:outline-level="10" text:is-list-header="true"/>
      <text:p text:style-name="P13"><text:bookmark-start text:name="__RefHeading__7534_1713638472"/><text:bookmark text:name="h.szfc1z76gjcy"/>Unix (Linux / OS X / Solaris / FreeBSD) installation using package manager:<text:bookmark-end text:name="__RefHeading__7534_1713638472"/></text:p>
      <text:p text:style-name="Text_20_body">An alternative option to install gradle is to use the package manager of the unix system. </text:p>
      <text:list xml:id="list4024270167278281724" text:style-name="L6">
        <text:list-item>
          <text:p text:style-name="P40"><text:soft-page-break/><text:span text:style-name="T19">O</text:span>n DEB based systems (Debian,Ubuntu,...) use: <text:span text:style-name="T18">sudo apt-get install maven</text:span>. <text:line-break/>(is quit outdated version 3.0.x)</text:p>
        </text:list-item>
        <text:list-item>
          <text:p text:style-name="P40"><text:span text:style-name="T19">O</text:span>n RPM based systems (RedHat,CentOS,Fedora,...) <text:span text:style-name="T1">exists no official package</text:span></text:p>
        </text:list-item>
        <text:list-item>
          <text:p text:style-name="P40"><text:span text:style-name="T19">O</text:span>n OS X you can use <text:a xlink:type="simple" xlink:href="http://brew.sh/"><text:span text:style-name="T15">Homebrew</text:span></text:a> to install maven: <text:span text:style-name="T18">brew install maven</text:span> </text:p>
        </text:list-item>
      </text:list>
      <text:p text:style-name="Text_20_body"/>
      <text:p text:style-name="P13"><text:bookmark-start text:name="__RefHeading__7536_1713638472"/><text:bookmark text:name="h.a0rbmhll8xl"/>Verify installation:<text:bookmark-end text:name="__RefHeading__7536_1713638472"/></text:p>
      <text:p text:style-name="Text_20_body">Open a <text:span text:style-name="T1">new shell or cmd.exe session</text:span> and test if gradle is available:</text:p>
      <table:table table:name="Table20" table:style-name="Table20">
        <table:table-column table:style-name="Table20.A"/>
        <table:table-row>
          <table:table-cell table:style-name="Table20.A1" office:value-type="string">
            <text:p text:style-name="P21">$ mvn -version</text:p>
            <text:p text:style-name="P21">Apache Maven 3.2.3 (33f8c3e1027c3ddde99d3cdebad2656a31e8fdf4; 2014-08-11T22:58:10+02:00)</text:p>
            <text:p text:style-name="P21">Maven home: /usr/local/Cellar/maven/3.2.3/libexec</text:p>
            <text:p text:style-name="P21">Java version: 1.8.0_20, vendor: Oracle Corporation</text:p>
            <text:p text:style-name="P21">Java home: /Library/Java/JavaVirtualMachines/jdk1.8.0_20.jdk/Contents/Home/jre</text:p>
            <text:p text:style-name="P21">Default locale: en_US, platform encoding: UTF-8</text:p>
            <text:p text:style-name="P21">OS name: "mac os x", version: "10.10.2", arch: "x86_64", family: "mac"</text:p>
          </table:table-cell>
        </table:table-row>
      </table:table>
      <text:h text:style-name="P26" text:outline-level="10" text:is-list-header="true"/>
      <text:h text:style-name="Heading_20_2" text:outline-level="2"><text:bookmark-start text:name="__RefHeading__7538_1713638472"/>Integraded Development Environments (IDE)<text:bookmark-end text:name="__RefHeading__7538_1713638472"/></text:h>
      <text:p text:style-name="Text_20_body">To install your IDE please check the webpage of your prefered IDE product:</text:p>
      <text:list xml:id="list1361304266336565194" text:style-name="L7">
        <text:list-item>
          <text:p text:style-name="P41"><text:a xlink:type="simple" xlink:href="http://eclipse.org/"><text:span text:style-name="T15">Eclipse</text:span></text:a></text:p>
        </text:list-item>
        <text:list-item>
          <text:p text:style-name="P41"><text:a xlink:type="simple" xlink:href="https://www.jetbrains.com/idea/">IntelliJ</text:a><text:a xlink:type="simple" xlink:href="https://www.jetbrains.com/idea/"> </text:a><text:a xlink:type="simple" xlink:href="https://www.jetbrains.com/idea/">IDEA</text:a></text:p>
        </text:list-item>
        <text:list-item>
          <text:p text:style-name="P41"><text:a xlink:type="simple" xlink:href="https://netbeans.org/"><text:span text:style-name="T15">Netbeans</text:span></text:a></text:p>
        </text:list-item>
      </text:list>
      <text:p text:style-name="Text_20_body">These IDEs typically integrate well with Gradle and Maven using plugins. Alternatively you have to copy the KIARA libraries manually to the library folder of your project and add them to your classpath.</text:p>
      <text:h text:style-name="P32" text:outline-level="1"><text:bookmark-start text:name="__RefHeading__10192_1732757550"/>KIARA Components<text:bookmark-end text:name="__RefHeading__10192_1732757550"/></text:h>
      <text:p text:style-name="P4">Within this distribution, the following files and directories can be found:</text:p>
      <text:list xml:id="list3986609643608051636" text:style-name="L8">
        <text:list-item>
          <text:p text:style-name="P44">doc: In this folder <text:span text:style-name="T20">is located</text:span> <text:span text:style-name="T10">the </text:span>documentation <text:span text:style-name="T10">of</text:span> the <text:span text:style-name="T22">KIARA Advanced Middleware</text:span>. <text:span text:style-name="T20">This</text:span> folder contains <text:span text:style-name="T11">the </text:span><text:span text:style-name="T3">KIARA</text:span><text:span text:style-name="T11"> U</text:span>ser <text:span text:style-name="T13">M</text:span>anual and <text:span text:style-name="T11">also the</text:span> <text:span text:style-name="T13">I</text:span>nstallation <text:span text:style-name="T13">M</text:span>anual.</text:p>
        </text:list-item>
        <text:list-item>
          <text:p text:style-name="P45"><text:span text:style-name="T14">e</text:span>xamples: Beneath this folder, <text:span text:style-name="T20">two examples have been included, named HelloWorld and Calculator. Both of them can help you to understand how to write applications using KIARA Advanced Middleware.</text:span></text:p>
        </text:list-item>
        <text:list-item>
          <text:p text:style-name="P46"><text:span text:style-name="T20">kiaragen</text:span>: <text:span text:style-name="T20">Code generation tool for KIARA Advanced Middleware, with all the required libraries. <text:s/></text:span><text:span text:style-name="T2">Kiaragen <text:s/></text:span><text:span text:style-name="T20">generates Stubs and Skeletons for RPC Client/Server implementations.</text:span></text:p>
        </text:list-item>
        <text:list-item>
          <text:p text:style-name="P42"><text:span text:style-name="T7">l</text:span><text:span text:style-name="T6">ib: </text:span><text:span text:style-name="T8">The main </text:span><text:span text:style-name="T5">KIARA</text:span><text:span text:style-name="T8"> core, along with the required libraries is located in this directory.</text:span></text:p>
        </text:list-item>
        <text:list-item>
          <text:p text:style-name="P47"><text:span text:style-name="T6">scripts: This directory contains the scripts for executing the </text:span><text:span text:style-name="T4">kiaragen</text:span><text:span text:style-name="T6"> tool from any directory in your system, as long as they are </text:span><text:span text:style-name="T9">accessible.</text:span></text:p>
        </text:list-item>
        <text:list-item>
          <text:p text:style-name="P43">LGPLv3_LICENSE.txt: GNU Lesser Public License <text:span text:style-name="T12">version 3 </text:span>text file.</text:p>
        </text:list-item>
      </text:list>
      <text:p text:style-name="P3"/>
      <text:p text:style-name="P3"/>
      <text:h text:style-name="P2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5-01-09T12:48:29.297000000</dc:date>
    <meta:editing-duration>P7DT18H18M53S</meta:editing-duration>
    <meta:editing-cycles>181</meta:editing-cycles>
    <meta:generator>LibreOffice/4.2.4.2$Windows_x86 LibreOffice_project/63150712c6d317d27ce2db16eb94c2f3d7b699f8</meta:generator>
    <meta:document-statistic meta:table-count="9" meta:image-count="0" meta:object-count="0" meta:page-count="8" meta:paragraph-count="133" meta:word-count="1288" meta:character-count="8874" meta:non-whitespace-character-count="7675"/>
  </office:meta>
</office:document-meta>
</file>